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fg <text:s text:c="4"/>fgdsfgdsfgdsfgdfg</text:p>
      <text:p text:style-name="Standard"/>
      <text:p text:style-name="Standard"/>
      <text:p text:style-name="Standard">kakskdl;ka;ldkl;asdl;xcfghhsdfhdfh</text:p>
      <text:p text:style-name="Standard">se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udvee Krishna</meta:initial-creator>
    <meta:creation-date>2015-11-06T19:21:19</meta:creation-date>
    <dc:date>2015-11-09T16:26:49</dc:date>
    <dc:creator>Prudvee Krishna</dc:creator>
    <meta:editing-duration>PT39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1" meta:paragraph-count="3" meta:word-count="4" meta:character-count="63"/>
  </office:meta>
</office:document-meta>
</file>